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fo:color="#000000" style:font-name="Courier10PitchBT-Roman" fo:font-size="12pt" fo:font-weight="normal" style:font-name-asian="Courier10PitchBT-Roman" style:font-size-asian="12pt" style:font-weight-asian="normal" style:font-name-complex="Courier10PitchBT-Roman" style:font-size-complex="12pt" style:font-weight-complex="normal"/>
    </style:style>
    <style:style style:name="P2" style:family="paragraph" style:parent-style-name="Standard" style:list-style-name="">
      <style:paragraph-properties fo:text-align="start" style:justify-single-word="false" style:text-autospace="none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fo:color="#ff6600" fo:font-size="14pt" style:font-size-asian="14pt" style:font-size-complex="14pt"/>
    </style:style>
    <style:style style:name="P6" style:family="paragraph" style:parent-style-name="Standard" style:list-style-name="">
      <style:paragraph-properties fo:text-align="center" style:justify-single-word="false" style:text-autospace="none"/>
      <style:text-properties fo:color="#ff6600" style:font-name="Consolas" fo:font-size="15pt" style:font-size-asian="15pt" style:font-size-complex="15pt"/>
    </style:style>
    <style:style style:name="P7" style:family="paragraph" style:parent-style-name="Preformatted_20_Text" style:list-style-name="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8" style:family="paragraph" style:parent-style-name="Preformatted_20_Text" style:list-style-name="">
      <style:paragraph-properties fo:text-align="start" style:justify-single-word="false" style:text-autospace="none"/>
      <style:text-properties style:font-name="Courier New" fo:font-size="12pt" style:font-size-asian="12pt" style:font-size-complex="12pt"/>
    </style:style>
    <style:style style:name="P9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style:font-size-asian="12pt" style:font-size-complex="12pt"/>
    </style:style>
    <style:style style:name="P10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0in" fo:margin-top="0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</style:style>
    <style:style style:name="T1" style:family="text">
      <style:text-properties fo:color="#000000" style:font-name="Courier10PitchBT-Roman" style:font-name-asian="Courier10PitchBT-Roman" style:font-name-complex="Courier10PitchBT-Roman"/>
    </style:style>
    <style:style style:name="T2" style:family="text">
      <style:text-properties fo:color="#000000" style:font-name="Courier10PitchBT-Roman" fo:font-weight="bold" style:font-name-asian="Courier10PitchBT-Roman" style:font-name-complex="Courier10PitchBT-Roman"/>
    </style:style>
    <style:style style:name="T3" style:family="text">
      <style:text-properties fo:color="#000000" style:font-name="Courier10PitchBT-Roman" fo:font-size="12pt" style:font-name-asian="Courier10PitchBT-Roman" style:font-size-asian="12pt" style:font-name-complex="Courier10PitchBT-Roman" style:font-size-complex="12pt"/>
    </style:style>
    <style:style style:name="T4" style:family="text">
      <style:text-properties fo:color="#000000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5" style:family="text">
      <style:text-properties fo:color="#000000" style:font-name="Courier New" fo:font-weight="bold" style:font-name-asian="Courier10PitchBT-Roman" style:font-weight-asian="bold" style:font-name-complex="Courier10PitchBT-Roman" style:font-weight-complex="bold"/>
    </style:style>
    <style:style style:name="T6" style:family="text">
      <style:text-properties fo:color="#000000" fo:font-weight="bold" style:font-name-asian="Courier10PitchBT-Roman" style:font-name-complex="Courier10PitchBT-Roman"/>
    </style:style>
    <style:style style:name="T7" style:family="text">
      <style:text-properties fo:color="#000000" fo:font-weight="bold" style:font-name-asian="Courier10PitchBT-Roman" style:font-weight-asian="bold" style:font-name-complex="Courier10PitchBT-Roman" style:font-weight-complex="bold"/>
    </style:style>
    <style:style style:name="T8" style:family="text">
      <style:text-properties fo:color="#000000" fo:font-size="11pt" fo:font-weight="bold" style:font-name-asian="Courier10PitchBT-Roman" style:font-size-asian="11pt" style:font-name-complex="Courier10PitchBT-Roman" style:font-size-complex="11pt"/>
    </style:style>
    <style:style style:name="T9" style:family="text">
      <style:text-properties style:font-name="Courier10PitchBT-Roman" style:font-name-asian="Courier10PitchBT-Roman" style:font-name-complex="Courier10PitchBT-Roman"/>
    </style:style>
    <style:style style:name="T10" style:family="text">
      <style:text-properties fo:font-weight="bold"/>
    </style:style>
    <style:style style:name="T11" style:family="text">
      <style:text-properties fo:color="#cfbfad"/>
    </style:style>
    <style:style style:name="T12" style:family="text">
      <style:text-properties fo:color="#cfbfad" style:font-name="Courier10PitchBT-Roman" style:font-name-asian="Courier10PitchBT-Roman" style:font-name-complex="Courier10PitchBT-Roman"/>
    </style:style>
    <style:style style:name="T13" style:family="text">
      <style:text-properties fo:color="#cfbfad" style:font-name="Courier10PitchBT-Roman" fo:font-size="12pt" style:font-name-asian="Courier10PitchBT-Roman" style:font-size-asian="12pt" style:font-name-complex="Courier10PitchBT-Roman" style:font-size-complex="12pt"/>
    </style:style>
    <style:style style:name="T14" style:family="text">
      <style:text-properties fo:color="#cfbfad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cfbfad" fo:font-weight="bold" style:font-weight-asian="bold" style:font-weight-complex="bold"/>
    </style:style>
    <style:style style:name="T16" style:family="text">
      <style:text-properties fo:color="#cfbfad" fo:font-weight="bold" style:font-name-asian="Courier10PitchBT-Roman" style:font-weight-asian="bold" style:font-name-complex="Courier10PitchBT-Roman" style:font-weight-complex="bold"/>
    </style:style>
    <style:style style:name="T17" style:family="text">
      <style:text-properties fo:color="#cfbfad" style:font-name-asian="Courier10PitchBT-Roman" style:font-name-complex="Courier10PitchBT-Roman"/>
    </style:style>
    <style:style style:name="T18" style:family="text">
      <style:text-properties fo:color="#cfbfad" style:font-name="Courier New" fo:font-weight="bold" style:font-name-asian="Courier10PitchBT-Roman" style:font-weight-asian="bold" style:font-name-complex="Courier10PitchBT-Roman" style:font-weight-complex="bold"/>
    </style:style>
    <style:style style:name="T19" style:family="text">
      <style:text-properties fo:color="#cfbfad" fo:font-size="11pt" style:font-name-asian="Courier10PitchBT-Roman" style:font-size-asian="11pt" style:font-name-complex="Courier10PitchBT-Roman" style:font-size-complex="11pt"/>
    </style:style>
    <style:style style:name="T20" style:family="text">
      <style:text-properties fo:color="#646482"/>
    </style:style>
    <style:style style:name="T21" style:family="text">
      <style:text-properties fo:color="#646482" style:font-name="Courier10PitchBT-Roman" style:font-name-asian="Courier10PitchBT-Roman" style:font-name-complex="Courier10PitchBT-Roman"/>
    </style:style>
    <style:style style:name="T22" style:family="text">
      <style:text-properties fo:color="#646482" fo:font-weight="bold" style:font-weight-asian="bold" style:font-weight-complex="bold"/>
    </style:style>
    <style:style style:name="T23" style:family="text">
      <style:text-properties fo:color="#646482" fo:font-weight="bold" style:font-name-asian="Courier10PitchBT-Roman" style:font-weight-asian="bold" style:font-name-complex="Courier10PitchBT-Roman" style:font-weight-complex="bold"/>
    </style:style>
    <style:style style:name="T24" style:family="text">
      <style:text-properties fo:color="#646482" fo:font-size="12pt" style:font-size-asian="12pt" style:font-size-complex="12pt"/>
    </style:style>
    <style:style style:name="T25" style:family="text">
      <style:text-properties fo:color="#646482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646482" style:font-name-asian="Courier10PitchBT-Roman" style:font-name-complex="Courier10PitchBT-Roman"/>
    </style:style>
    <style:style style:name="T27" style:family="text">
      <style:text-properties fo:color="#646482" style:font-name="Courier New" fo:font-weight="bold" style:font-name-asian="Courier10PitchBT-Roman" style:font-weight-asian="bold" style:font-name-complex="Courier10PitchBT-Roman" style:font-weight-complex="bold"/>
    </style:style>
    <style:style style:name="T28" style:family="text">
      <style:text-properties fo:color="#646482" fo:font-size="11pt" style:font-name-asian="Courier10PitchBT-Roman" style:font-size-asian="11pt" style:font-name-complex="Courier10PitchBT-Roman" style:font-size-complex="11pt"/>
    </style:style>
    <style:style style:name="T29" style:family="text">
      <style:text-properties fo:color="#808bed"/>
    </style:style>
    <style:style style:name="T30" style:family="text">
      <style:text-properties fo:color="#808bed" style:font-name="Courier New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31" style:family="text">
      <style:text-properties fo:color="#f0ad6d"/>
    </style:style>
    <style:style style:name="T32" style:family="text">
      <style:text-properties fo:color="#f0ad6d" style:font-name="Courier10PitchBT-Roman" style:font-name-asian="Courier10PitchBT-Roman" style:font-name-complex="Courier10PitchBT-Roman"/>
    </style:style>
    <style:style style:name="T33" style:family="text">
      <style:text-properties fo:color="#f0ad6d" style:font-name-asian="Courier10PitchBT-Roman" style:font-name-complex="Courier10PitchBT-Roman"/>
    </style:style>
    <style:style style:name="T34" style:family="text">
      <style:text-properties fo:color="#f0ad6d" style:font-name="Courier New" fo:font-weight="bold" style:font-name-asian="Courier10PitchBT-Roman" style:font-weight-asian="bold" style:font-name-complex="Courier10PitchBT-Roman" style:font-weight-complex="bold"/>
    </style:style>
    <style:style style:name="T35" style:family="text">
      <style:text-properties fo:color="#f0ad6d" fo:font-size="11pt" style:font-name-asian="Courier10PitchBT-Roman" style:font-size-asian="11pt" style:font-name-complex="Courier10PitchBT-Roman" style:font-size-complex="11pt"/>
    </style:style>
    <style:style style:name="T36" style:family="text">
      <style:text-properties fo:color="#f0ad6d" fo:font-weight="bold" style:font-name-asian="Courier10PitchBT-Roman" style:font-weight-asian="bold" style:font-name-complex="Courier10PitchBT-Roman" style:font-weight-complex="bold"/>
    </style:style>
    <style:style style:name="T37" style:family="text">
      <style:text-properties fo:color="#cd8b00"/>
    </style:style>
    <style:style style:name="T38" style:family="text">
      <style:text-properties fo:color="#cd8b00" style:font-name="Courier10PitchBT-Roman" fo:font-size="12pt" style:font-name-asian="Courier10PitchBT-Roman" style:font-size-asian="12pt" style:font-name-complex="Courier10PitchBT-Roman" style:font-size-complex="12pt"/>
    </style:style>
    <style:style style:name="T39" style:family="text">
      <style:text-properties fo:color="#ff8bff"/>
    </style:style>
    <style:style style:name="T40" style:family="text">
      <style:text-properties fo:color="#333333" style:font-name="Courier10PitchBT-Roman" fo:font-size="12pt" fo:font-weight="bold" style:font-name-asian="Courier10PitchBT-Roman" style:font-size-asian="12pt" style:font-weight-asian="bold" style:font-name-complex="Courier10PitchBT-Roman" style:font-size-complex="12pt" style:font-weight-complex="bold"/>
    </style:style>
    <style:style style:name="T41" style:family="text">
      <style:text-properties style:font-name-asian="Courier10PitchBT-Roman" style:font-name-complex="Courier10PitchBT-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6"><text:span text:style-name="T41">Richard Shatz</text:span></text:p>
      <text:p text:style-name="P6"><text:span text:style-name="T41">Midterm</text:span></text:p>
      <text:p text:style-name="P6"><text:span text:style-name="T41">17C</text:span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pan text:style-name="T9"/></text:p>
      <text:p text:style-name="P5"><text:soft-page-break/><text:span text:style-name="T9"/></text:p>
      <text:p text:style-name="P5"><text:span text:style-name="T9"/></text:p>
      <text:p text:style-name="P5"><text:span text:style-name="T9">Question 6:</text:span></text:p>
      <text:p text:style-name="P3"><text:span text:style-name="T1"/></text:p>
      <text:p text:style-name="P4"><text:span text:style-name="T1">Linear Search Code: O(n)</text:span></text:p>
      <text:p text:style-name="P7"><text:span text:style-name="T21"><text:s text:c="2"/><text:tab/></text:span></text:p>
      <text:p text:style-name="P12"><text:span text:style-name="T24"><text:tab/></text:span><text:span text:style-name="T25">opp</text:span><text:span text:style-name="T14">++;</text:span><text:span text:style-name="T25"> <text:s/></text:span></text:p>
      <text:p text:style-name="P10"><text:span text:style-name="T20"><text:s text:c="4"/></text:span><text:span text:style-name="T29">for</text:span><text:span text:style-name="T20"> </text:span><text:span text:style-name="T11">(</text:span><text:span text:style-name="T29">int</text:span><text:span text:style-name="T20"> </text:span>i<text:span text:style-name="T20"> </text:span><text:span text:style-name="T11">=</text:span><text:span text:style-name="T20"> </text:span><text:span text:style-name="T31">0</text:span><text:span text:style-name="T11">;</text:span><text:span text:style-name="T20"> </text:span>i<text:span text:style-name="T20"> </text:span><text:span text:style-name="T11">&lt;</text:span><text:span text:style-name="T20"> </text:span>length<text:span text:style-name="T11">;</text:span><text:span text:style-name="T20"> </text:span>i<text:span text:style-name="T11">++)</text:span><text:span text:style-name="T20"> </text:span><text:span text:style-name="T11">{</text:span></text:p>
      <text:p text:style-name="P11"><text:span text:style-name="T20"><text:s text:c="8"/></text:span><text:span text:style-name="T29">if</text:span><text:span text:style-name="T20"> </text:span><text:span text:style-name="T11">(</text:span>key<text:span text:style-name="T20"> </text:span><text:span text:style-name="T11">==</text:span><text:span text:style-name="T20"> </text:span>data<text:span text:style-name="T11">[</text:span>i<text:span text:style-name="T11">])</text:span><text:span text:style-name="T20"> </text:span><text:span text:style-name="T11">{</text:span></text:p>
      <text:p text:style-name="P11"><text:span text:style-name="T20"><text:s text:c="12"/></text:span><text:span text:style-name="T29">return</text:span><text:span text:style-name="T20"> </text:span>data<text:span text:style-name="T11">[</text:span>i<text:span text:style-name="T11">];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opp<text:span text:style-name="T20"> </text:span><text:span text:style-name="T11">+=</text:span><text:span text:style-name="T20"> </text:span><text:span text:style-name="T31">3</text:span><text:span text:style-name="T11">;</text:span></text:p>
      <text:p text:style-name="P9"><text:span text:style-name="T22"><text:s text:c="4"/></text:span><text:span text:style-name="T15">}</text:span></text:p>
      <text:p text:style-name="P3"><text:span text:style-name="T1">---------------------------------------</text:span></text:p>
      <text:p text:style-name="P3"><text:span text:style-name="T1"><text:s text:c="3"/>Linear Search 1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10000</text:span></text:p>
      <text:p text:style-name="P3"><text:span text:style-name="T1">C Total: 30001</text:span></text:p>
      <text:p text:style-name="P3"><text:span text:style-name="T1">Time: 0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Linear Search 2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20000</text:span></text:p>
      <text:p text:style-name="P3"><text:span text:style-name="T1">C Total: 60001</text:span></text:p>
      <text:p text:style-name="P3"><text:span text:style-name="T1">Time: 0.001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Linear Search 3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40000</text:span></text:p>
      <text:p text:style-name="P3"><text:span text:style-name="T1">C Total: 120001</text:span></text:p>
      <text:p text:style-name="P3"><text:span text:style-name="T1">Time: 0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Linear Search 4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80000</text:span></text:p>
      <text:p text:style-name="P3"><text:span text:style-name="T1">C Total: 240001</text:span></text:p>
      <text:p text:style-name="P3"><text:span text:style-name="T1">Time: 0.001</text:span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>Binary Search with Selection Sort: O(n^2logn)</text:span></text:p>
      <text:p text:style-name="P3"><text:span text:style-name="T1"/></text:p>
      <text:p text:style-name="P3"><text:span text:style-name="T1">Selection sort: O(n^2)</text:span></text:p>
      <text:p text:style-name="P12"><text:span text:style-name="T38"><text:tab/></text:span><text:span text:style-name="T40">opp++;</text:span></text:p>
      <text:p text:style-name="P10"><text:span text:style-name="T20"><text:s text:c="4"/></text:span><text:span text:style-name="T29">for</text:span><text:span text:style-name="T20"> </text:span><text:span text:style-name="T11">(</text:span><text:span text:style-name="T29">int</text:span><text:span text:style-name="T20"> </text:span>i<text:span text:style-name="T20"> </text:span><text:span text:style-name="T11">=</text:span><text:span text:style-name="T20"> </text:span><text:span text:style-name="T31">0</text:span><text:span text:style-name="T11">,</text:span>j<text:span text:style-name="T11">,</text:span>least<text:span text:style-name="T11">;</text:span><text:span text:style-name="T20"> </text:span>i<text:span text:style-name="T20"> </text:span><text:span text:style-name="T11">&lt;</text:span><text:span text:style-name="T20"> </text:span>length<text:span text:style-name="T20"> </text:span><text:span text:style-name="T11">-</text:span><text:span text:style-name="T20"> </text:span><text:span text:style-name="T31">1</text:span><text:span text:style-name="T11">;</text:span><text:span text:style-name="T20"> </text:span>i<text:span text:style-name="T11">++)</text:span><text:span text:style-name="T20"> </text:span><text:span text:style-name="T11">{</text:span></text:p>
      <text:p text:style-name="P11"><text:span text:style-name="T20"><text:s text:c="8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8"/></text:span><text:span text:style-name="T29">for</text:span><text:span text:style-name="T20"> </text:span><text:span text:style-name="T11">(</text:span>j<text:span text:style-name="T20"> </text:span><text:span text:style-name="T11">=</text:span><text:span text:style-name="T20"> </text:span>i<text:span text:style-name="T20"> </text:span><text:span text:style-name="T11">+</text:span><text:span text:style-name="T20"> </text:span><text:span text:style-name="T31">1</text:span><text:span text:style-name="T11">,</text:span><text:span text:style-name="T20"> </text:span>least<text:span text:style-name="T20"> </text:span><text:span text:style-name="T11">=</text:span><text:span text:style-name="T20"> </text:span>i<text:span text:style-name="T11">;</text:span><text:span text:style-name="T20"> </text:span>j<text:span text:style-name="T20"> </text:span><text:span text:style-name="T11">&lt;</text:span><text:span text:style-name="T20"> </text:span>length<text:span text:style-name="T11">;</text:span><text:span text:style-name="T20"> </text:span>j<text:span text:style-name="T11">++)</text:span><text:span text:style-name="T20"> </text:span><text:span text:style-name="T11">{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12"/></text:span><text:span text:style-name="T29">if</text:span><text:span text:style-name="T20"> </text:span><text:span text:style-name="T11">(</text:span>data<text:span text:style-name="T11">[</text:span>j<text:span text:style-name="T11">]</text:span><text:span text:style-name="T20"> </text:span><text:span text:style-name="T11">&lt;</text:span><text:span text:style-name="T20"> </text:span>data<text:span text:style-name="T11">[</text:span>least<text:span text:style-name="T11">])</text:span><text:span text:style-name="T20"> </text:span><text:span text:style-name="T11">{</text:span></text:p>
      <text:p text:style-name="P11"><text:span text:style-name="T20"><text:s text:c="16"/></text:span>opp<text:span text:style-name="T11">++;</text:span></text:p>
      <text:p text:style-name="P11"><text:span text:style-name="T20"><text:s text:c="16"/></text:span>least<text:span text:style-name="T20"> </text:span><text:span text:style-name="T11">=</text:span><text:span text:style-name="T20"> </text:span>j<text:span text:style-name="T11">;</text:span></text:p>
      <text:p text:style-name="P11"><text:span text:style-name="T20"><text:s text:c="12"/></text:span><text:span text:style-name="T11">}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<text:span text:style-name="T39">std</text:span><text:span text:style-name="T11">::</text:span>swap<text:span text:style-name="T11">(</text:span>data<text:span text:style-name="T11">[</text:span>least<text:span text:style-name="T11">],</text:span>data<text:span text:style-name="T11">[</text:span>i<text:span text:style-name="T11">]);</text:span></text:p>
      <text:p text:style-name="P11"><text:span text:style-name="T20"><text:s text:c="8"/></text:span>opp<text:span text:style-name="T11">++;</text:span></text:p>
      <text:p text:style-name="P11"><text:span text:style-name="T20"><text:s text:c="4"/></text:span><text:span text:style-name="T11">}</text:span></text:p>
      <text:p text:style-name="P1"/>
      <text:p text:style-name="P1">Binary Sort: O(logn)</text:p>
      <text:p text:style-name="P2"><text:span text:style-name="T13"/></text:p>
      <text:p text:style-name="P12"><text:span text:style-name="T3"><text:s text:c="8"/></text:span><text:span text:style-name="T30">int </text:span><text:span text:style-name="T4">low</text:span><text:span text:style-name="T30"> = 0;</text:span></text:p>
      <text:p text:style-name="P11"><text:span text:style-name="T20"><text:s text:c="4"/></text:span><text:span text:style-name="T29">int</text:span><text:span text:style-name="T20"> </text:span>mid<text:span text:style-name="T20"> </text:span><text:span text:style-name="T11">=</text:span><text:span text:style-name="T20"> </text:span><text:span text:style-name="T31">0</text:span><text:span text:style-name="T11">;</text:span></text:p>
      <text:p text:style-name="P10"><text:span text:style-name="T20"><text:s text:c="4"/></text:span><text:span text:style-name="T29">int</text:span><text:span text:style-name="T20"> </text:span>high<text:span text:style-name="T20"> </text:span><text:span text:style-name="T11">=</text:span><text:span text:style-name="T20"> </text:span>length<text:span text:style-name="T11">;</text:span></text:p>
      <text:p text:style-name="P11"><text:span text:style-name="T20"><text:s text:c="4"/></text:span>selectionSort<text:span text:style-name="T11">(</text:span>data<text:span text:style-name="T11">,</text:span><text:span text:style-name="T20"> </text:span>length<text:span text:style-name="T11">);</text:span></text:p>
      <text:p text:style-name="P11"><text:span text:style-name="T20"><text:s text:c="4"/></text:span><text:span text:style-name="T29">while</text:span><text:span text:style-name="T20"> </text:span><text:span text:style-name="T11">(</text:span>low<text:span text:style-name="T20"> </text:span><text:span text:style-name="T11">&lt;=</text:span><text:span text:style-name="T20"> </text:span>high<text:span text:style-name="T11">)</text:span><text:span text:style-name="T20"> </text:span><text:span text:style-name="T11">{</text:span></text:p>
      <text:p text:style-name="P10"><text:span text:style-name="T20"><text:s text:c="8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8"/></text:span>mid<text:span text:style-name="T20"> </text:span><text:span text:style-name="T11">=</text:span><text:span text:style-name="T20"> </text:span><text:span text:style-name="T29">static_cast</text:span><text:span text:style-name="T11">&lt;</text:span><text:span text:style-name="T29">int</text:span><text:span text:style-name="T11">&gt;((</text:span>low<text:span text:style-name="T20"> </text:span><text:span text:style-name="T11">+</text:span><text:span text:style-name="T20"> </text:span>high<text:span text:style-name="T11">)/</text:span><text:span text:style-name="T31">2</text:span><text:span text:style-name="T11">);</text:span></text:p>
      <text:p text:style-name="P10"><text:span text:style-name="T20"><text:s text:c="8"/></text:span>opp<text:span text:style-name="T11">++;</text:span><text:span text:style-name="T20"> <text:s/></text:span><text:span text:style-name="T37">//</text:span><text:span text:style-name="T20"> </text:span><text:span text:style-name="T37">mid</text:span><text:span text:style-name="T20"> </text:span><text:span text:style-name="T37">=</text:span><text:span text:style-name="T20"> </text:span><text:span text:style-name="T37">mid</text:span><text:span text:style-name="T20"> </text:span><text:span text:style-name="T37">=</text:span><text:span text:style-name="T20"> </text:span><text:span text:style-name="T37">(low</text:span><text:span text:style-name="T20"> </text:span><text:span text:style-name="T37">+</text:span><text:span text:style-name="T20"> </text:span><text:span text:style-name="T37">high)/2</text:span></text:p>
      <text:p text:style-name="P11"><text:span text:style-name="T20"><text:s text:c="8"/></text:span><text:span text:style-name="T29">if</text:span><text:span text:style-name="T20"> </text:span><text:span text:style-name="T11">(</text:span>key<text:span text:style-name="T20"> </text:span><text:span text:style-name="T11">&lt;</text:span><text:span text:style-name="T20"> </text:span>data<text:span text:style-name="T11">[</text:span>mid<text:span text:style-name="T11">])</text:span><text:span text:style-name="T20"> </text:span><text:span text:style-name="T11">{</text:span></text:p>
      <text:p text:style-name="P11"><text:span text:style-name="T20"><text:s text:c="12"/></text:span>high<text:span text:style-name="T20"> </text:span><text:span text:style-name="T11">=</text:span><text:span text:style-name="T20"> </text:span>mid<text:span text:style-name="T20"> </text:span><text:span text:style-name="T11">-</text:span><text:span text:style-name="T20"> </text:span><text:span text:style-name="T31">1</text:span><text:span text:style-name="T11">;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<text:span text:style-name="T29">else</text:span><text:span text:style-name="T20"> </text:span><text:span text:style-name="T29">if</text:span><text:span text:style-name="T20"> </text:span><text:span text:style-name="T11">(</text:span>data<text:span text:style-name="T11">[</text:span>mid<text:span text:style-name="T11">]</text:span><text:span text:style-name="T20"> </text:span><text:span text:style-name="T11">&lt;</text:span><text:span text:style-name="T20"> </text:span>key<text:span text:style-name="T11">)</text:span><text:span text:style-name="T20"> </text:span><text:span text:style-name="T11">{</text:span></text:p>
      <text:p text:style-name="P11"><text:span text:style-name="T20"><text:s text:c="12"/></text:span>low<text:span text:style-name="T20"> </text:span><text:span text:style-name="T11">=</text:span><text:span text:style-name="T20"> </text:span>mid<text:span text:style-name="T20"> </text:span><text:span text:style-name="T11">+</text:span><text:span text:style-name="T20"> </text:span><text:span text:style-name="T31">1</text:span><text:span text:style-name="T11">;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3</text:span><text:span text:style-name="T11">;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<text:span text:style-name="T29">else</text:span><text:span text:style-name="T20"> </text:span><text:span text:style-name="T11">{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12"/></text:span><text:span text:style-name="T29">return</text:span><text:span text:style-name="T20"> </text:span>data<text:span text:style-name="T11">[</text:span>mid<text:span text:style-name="T11">];</text:span><text:span text:style-name="T20"> </text:span><text:span text:style-name="T37">//</text:span><text:span text:style-name="T20"> </text:span><text:span text:style-name="T37">success</text:span></text:p>
      <text:p text:style-name="P11"><text:span text:style-name="T20"><text:s text:c="8"/></text:span><text:span text:style-name="T11">}</text:span></text:p>
      <text:p text:style-name="P10"><text:span text:style-name="T20"><text:s text:c="4"/></text:span><text:span text:style-name="T11">}</text:span></text:p>
      <text:p text:style-name="P11"><text:span text:style-name="T20"><text:s text:c="4"/></text:span><text:span text:style-name="T29">return</text:span><text:span text:style-name="T20"> </text:span><text:span text:style-name="T11">-</text:span><text:span text:style-name="T31">1</text:span><text:span text:style-name="T11">;</text:span><text:span text:style-name="T20"> </text:span><text:span text:style-name="T37">//</text:span><text:span text:style-name="T20"> </text:span><text:span text:style-name="T37">failure:</text:span></text:p>
      <text:p text:style-name="P3"><text:span text:style-name="T1"/></text:p>
      <text:p text:style-name="P3"><text:soft-page-break/><text:span text:style-name="T1"><text:tab/>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Binary Search 1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10000</text:span></text:p>
      <text:p text:style-name="P3"><text:span text:style-name="T1">C Total: 100098457</text:span></text:p>
      <text:p text:style-name="P3"><text:span text:style-name="T1">Time: 0.191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Binary Search 2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20000</text:span></text:p>
      <text:p text:style-name="P3"><text:span text:style-name="T1">C Total: 400206925</text:span></text:p>
      <text:p text:style-name="P3"><text:span text:style-name="T1">Time: 0.765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Binary Search 3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40000</text:span></text:p>
      <text:p text:style-name="P3"><text:span text:style-name="T1">C Total: 1600436724</text:span></text:p>
      <text:p text:style-name="P3"><text:span text:style-name="T1">Time: 3.06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3"/>Binary Search 4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80000</text:span></text:p>
      <text:p text:style-name="P3"><text:span text:style-name="T1">C Total: 2105934627</text:span></text:p>
      <text:p text:style-name="P3"><text:span text:style-name="T1">Time: 12.237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5"><text:span text:style-name="T9">Question 7</text:span></text:p>
      <text:p text:style-name="P3"><text:span text:style-name="T1"/></text:p>
      <text:p text:style-name="P3"><text:span text:style-name="T1">Optimized Vector: O(n)</text:span></text:p>
      <text:p text:style-name="P7"><text:span text:style-name="T2"/></text:p>
      <text:p text:style-name="P7"><text:span text:style-name="T2"><text:s text:c="7"/></text:span><text:span text:style-name="T5">opp</text:span><text:span text:style-name="T27"> </text:span><text:span text:style-name="T18">=</text:span><text:span text:style-name="T27"> </text:span><text:span text:style-name="T34">0</text:span><text:span text:style-name="T18">;</text:span></text:p>
      <text:p text:style-name="P11"><text:span text:style-name="T20"><text:s text:c="4"/></text:span><text:span text:style-name="T39">Node</text:span><text:span text:style-name="T11">&lt;</text:span><text:span text:style-name="T39">T</text:span><text:span text:style-name="T11">&gt;</text:span><text:span text:style-name="T20"> </text:span><text:span text:style-name="T11">*</text:span>newNode<text:span text:style-name="T11">;</text:span><text:span text:style-name="T20"> </text:span><text:span text:style-name="T37">//</text:span><text:span text:style-name="T20"> </text:span><text:span text:style-name="T37">A</text:span><text:span text:style-name="T20"> </text:span><text:span text:style-name="T37">new</text:span><text:span text:style-name="T20"> </text:span><text:span text:style-name="T37">node</text:span></text:p>
      <text:p text:style-name="P11"><text:span text:style-name="T20"><text:s text:c="4"/></text:span><text:span text:style-name="T39">Node</text:span><text:span text:style-name="T11">&lt;</text:span><text:span text:style-name="T39">T</text:span><text:span text:style-name="T11">&gt;</text:span><text:span text:style-name="T20"> </text:span><text:span text:style-name="T11">*</text:span>nodePtr<text:span text:style-name="T11">;</text:span><text:span text:style-name="T20"> </text:span><text:span text:style-name="T37">//</text:span><text:span text:style-name="T20"> </text:span><text:span text:style-name="T37">To</text:span><text:span text:style-name="T20"> </text:span><text:span text:style-name="T37">traverse</text:span><text:span text:style-name="T20"> </text:span><text:span text:style-name="T37">the</text:span><text:span text:style-name="T20"> </text:span><text:span text:style-name="T37">list</text:span></text:p>
      <text:p text:style-name="P11"><text:span text:style-name="T20"><text:s text:c="4"/></text:span><text:span text:style-name="T39">Node</text:span><text:span text:style-name="T11">&lt;</text:span><text:span text:style-name="T39">T</text:span><text:span text:style-name="T11">&gt;</text:span><text:span text:style-name="T20"> </text:span><text:span text:style-name="T11">*</text:span>previousNode<text:span text:style-name="T20"> </text:span><text:span text:style-name="T11">=</text:span><text:span text:style-name="T20"> </text:span><text:span text:style-name="T29">nullptr</text:span><text:span text:style-name="T11">;</text:span><text:span text:style-name="T20"> </text:span><text:span text:style-name="T37">//</text:span><text:span text:style-name="T20"> </text:span><text:span text:style-name="T37">The</text:span><text:span text:style-name="T20"> </text:span><text:span text:style-name="T37">previous</text:span><text:span text:style-name="T20"> </text:span><text:span text:style-name="T37">node</text:span></text:p>
      <text:p text:style-name="P11"><text:span text:style-name="T20"><text:s text:c="4"/></text:span><text:span text:style-name="T37">//</text:span><text:span text:style-name="T20"> </text:span><text:span text:style-name="T37">Allocate</text:span><text:span text:style-name="T20"> </text:span><text:span text:style-name="T37">a</text:span><text:span text:style-name="T20"> </text:span><text:span text:style-name="T37">new</text:span><text:span text:style-name="T20"> </text:span><text:span text:style-name="T37">node</text:span><text:span text:style-name="T20"> </text:span><text:span text:style-name="T37">and</text:span><text:span text:style-name="T20"> </text:span><text:span text:style-name="T37">store</text:span><text:span text:style-name="T20"> </text:span><text:span text:style-name="T37">num</text:span><text:span text:style-name="T20"> </text:span><text:span text:style-name="T37">there.</text:span></text:p>
      <text:p text:style-name="P10"><text:span text:style-name="T20"><text:s text:c="4"/></text:span>newNode<text:span text:style-name="T20"> </text:span><text:span text:style-name="T11">=</text:span><text:span text:style-name="T20"> </text:span><text:span text:style-name="T29">new</text:span><text:span text:style-name="T20"> </text:span><text:span text:style-name="T39">Node</text:span><text:span text:style-name="T11">&lt;</text:span><text:span text:style-name="T39">T</text:span><text:span text:style-name="T11">&gt;(</text:span>value<text:span text:style-name="T11">);</text:span></text:p>
      <text:p text:style-name="P11"><text:span text:style-name="T20"><text:s text:c="4"/></text:span><text:span text:style-name="T37">//</text:span><text:span text:style-name="T20"> </text:span><text:span text:style-name="T37">If</text:span><text:span text:style-name="T20"> </text:span><text:span text:style-name="T37">there</text:span><text:span text:style-name="T20"> </text:span><text:span text:style-name="T37">are</text:span><text:span text:style-name="T20"> </text:span><text:span text:style-name="T37">no</text:span><text:span text:style-name="T20"> </text:span><text:span text:style-name="T37">nodes</text:span><text:span text:style-name="T20"> </text:span><text:span text:style-name="T37">in</text:span><text:span text:style-name="T20"> </text:span><text:span text:style-name="T37">the</text:span><text:span text:style-name="T20"> </text:span><text:span text:style-name="T37">list</text:span></text:p>
      <text:p text:style-name="P10"><text:span text:style-name="T20"><text:s text:c="4"/></text:span><text:span text:style-name="T37">//</text:span><text:span text:style-name="T20"> </text:span><text:span text:style-name="T37">make</text:span><text:span text:style-name="T20"> </text:span><text:span text:style-name="T37">newNode</text:span><text:span text:style-name="T20"> </text:span><text:span text:style-name="T37">the</text:span><text:span text:style-name="T20"> </text:span><text:span text:style-name="T37">first</text:span><text:span text:style-name="T20"> </text:span><text:span text:style-name="T37">node</text:span></text:p>
      <text:p text:style-name="P11"><text:span text:style-name="T20"><text:s text:c="4"/></text:span><text:span text:style-name="T29">if</text:span><text:span text:style-name="T20"> </text:span><text:span text:style-name="T11">(!</text:span>head<text:span text:style-name="T11">)</text:span><text:span text:style-name="T20"> </text:span><text:span text:style-name="T11">{</text:span></text:p>
      <text:p text:style-name="P11"><text:span text:style-name="T20"><text:s text:c="8"/></text:span>head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8"/></text:span>newNode<text:span text:style-name="T11">-&gt;</text:span>next<text:span text:style-name="T20"> </text:span><text:span text:style-name="T11">=</text:span><text:span text:style-name="T20"> </text:span><text:span text:style-name="T29">nullptr</text:span><text:span text:style-name="T11">;</text:span></text:p>
      <text:p text:style-name="P11"><text:span text:style-name="T20"><text:s text:c="8"/></text:span>opp<text:span text:style-name="T11">++;</text:span><text:span text:style-name="T20"> </text:span>opp<text:span text:style-name="T11">++;</text:span><text:span text:style-name="T20"> </text:span>opp<text:span text:style-name="T11">++;</text:span></text:p>
      <text:p text:style-name="P11"><text:span text:style-name="T20"><text:s text:c="4"/></text:span><text:span text:style-name="T11">}</text:span></text:p>
      <text:p text:style-name="P11"><text:span text:style-name="T20"><text:s text:c="4"/></text:span><text:span text:style-name="T29">else</text:span><text:span text:style-name="T20"> </text:span><text:span text:style-name="T37">//</text:span><text:span text:style-name="T20"> </text:span><text:span text:style-name="T37">Otherwise,</text:span><text:span text:style-name="T20"> </text:span><text:span text:style-name="T37">insert</text:span><text:span text:style-name="T20"> </text:span><text:span text:style-name="T37">newNode</text:span></text:p>
      <text:p text:style-name="P11"><text:span text:style-name="T20"><text:s text:c="4"/></text:span><text:span text:style-name="T11">{</text:span></text:p>
      <text:p text:style-name="P11"><text:span text:style-name="T20"><text:s text:c="8"/></text:span><text:span text:style-name="T37">//</text:span><text:span text:style-name="T20"> </text:span><text:span text:style-name="T37">Position</text:span><text:span text:style-name="T20"> </text:span><text:span text:style-name="T37">nodePtr</text:span><text:span text:style-name="T20"> </text:span><text:span text:style-name="T37">at</text:span><text:span text:style-name="T20"> </text:span><text:span text:style-name="T37">the</text:span><text:span text:style-name="T20"> </text:span><text:span text:style-name="T37">head</text:span><text:span text:style-name="T20"> </text:span><text:span text:style-name="T37">of</text:span><text:span text:style-name="T20"> </text:span><text:span text:style-name="T37">list.</text:span></text:p>
      <text:p text:style-name="P11"><text:span text:style-name="T20"><text:s text:c="8"/></text:span>nodePtr<text:span text:style-name="T20"> </text:span><text:span text:style-name="T11">=</text:span><text:span text:style-name="T20"> </text:span>head<text:span text:style-name="T11">;</text:span></text:p>
      <text:p text:style-name="P11"><text:span text:style-name="T20"><text:s text:c="8"/></text:span>opp<text:span text:style-name="T11">++;</text:span></text:p>
      <text:p text:style-name="P11"><text:span text:style-name="T20"><text:s text:c="8"/></text:span><text:span text:style-name="T37">//</text:span><text:span text:style-name="T20"> </text:span><text:span text:style-name="T37">Initialize</text:span><text:span text:style-name="T20"> </text:span><text:span text:style-name="T37">previousNode</text:span><text:span text:style-name="T20"> </text:span><text:span text:style-name="T37">to</text:span><text:span text:style-name="T20"> </text:span><text:span text:style-name="T37">nullptr.</text:span></text:p>
      <text:p text:style-name="P11"><text:span text:style-name="T20"><text:s text:c="8"/></text:span>previousNode<text:span text:style-name="T20"> </text:span><text:span text:style-name="T11">=</text:span><text:span text:style-name="T20"> </text:span><text:span text:style-name="T29">nullptr</text:span><text:span text:style-name="T11">;</text:span></text:p>
      <text:p text:style-name="P10"><text:span text:style-name="T20"><text:s text:c="8"/></text:span>opp<text:span text:style-name="T11">++;</text:span></text:p>
      <text:p text:style-name="P11"><text:span text:style-name="T20"><text:s text:c="8"/></text:span><text:span text:style-name="T37">//</text:span><text:span text:style-name="T20"> </text:span><text:span text:style-name="T37">Skip</text:span><text:span text:style-name="T20"> </text:span><text:span text:style-name="T37">all</text:span><text:span text:style-name="T20"> </text:span><text:span text:style-name="T37">nodes</text:span><text:span text:style-name="T20"> </text:span><text:span text:style-name="T37">whose</text:span><text:span text:style-name="T20"> </text:span><text:span text:style-name="T37">value</text:span><text:span text:style-name="T20"> </text:span><text:span text:style-name="T37">is</text:span><text:span text:style-name="T20"> </text:span><text:span text:style-name="T37">less</text:span><text:span text:style-name="T20"> </text:span><text:span text:style-name="T37">than</text:span><text:span text:style-name="T20"> </text:span><text:span text:style-name="T37">num.</text:span></text:p>
      <text:p text:style-name="P11"><text:span text:style-name="T20"><text:s text:c="8"/></text:span><text:span text:style-name="T29">while</text:span><text:span text:style-name="T20"> </text:span><text:span text:style-name="T11">(</text:span>nodePtr<text:span text:style-name="T20"> </text:span><text:span text:style-name="T11">!=</text:span><text:span text:style-name="T20"> </text:span><text:span text:style-name="T29">nullptr</text:span><text:span text:style-name="T20"> </text:span><text:span text:style-name="T11">&amp;&amp;</text:span><text:span text:style-name="T20"> </text:span>nodePtr<text:span text:style-name="T11">-&gt;</text:span>value<text:span text:style-name="T20"> </text:span><text:span text:style-name="T11">&lt;</text:span><text:span text:style-name="T20"> </text:span>value<text:span text:style-name="T11">)</text:span></text:p>
      <text:p text:style-name="P11"><text:span text:style-name="T20"><text:s text:c="8"/></text:span><text:span text:style-name="T11">{</text:span></text:p>
      <text:p text:style-name="P11"><text:span text:style-name="T20"><text:s text:c="12"/></text:span>previousNode<text:span text:style-name="T20"> </text:span><text:span text:style-name="T11">=</text:span><text:span text:style-name="T20"> </text:span>nodePtr<text:span text:style-name="T11">;</text:span></text:p>
      <text:p text:style-name="P11"><text:span text:style-name="T20"><text:s text:c="12"/></text:span>nodePtr<text:span text:style-name="T20"> </text:span><text:span text:style-name="T11">=</text:span><text:span text:style-name="T20"> </text:span>nodePtr<text:span text:style-name="T11">-&gt;</text:span>next<text:span text:style-name="T11">;</text:span></text:p>
      <text:p text:style-name="P11"><text:span text:style-name="T20"><text:s text:c="12"/></text:span>opp<text:span text:style-name="T11">++;</text:span><text:span text:style-name="T20"> </text:span>opp<text:span text:style-name="T11">++;</text:span><text:span text:style-name="T20"> </text:span>opp<text:span text:style-name="T11">++;</text:span><text:span text:style-name="T20"> </text:span>opp<text:span text:style-name="T11">++;</text:span></text:p>
      <text:p text:style-name="P10"><text:span text:style-name="T20"><text:s text:c="8"/></text:span><text:span text:style-name="T11">}</text:span></text:p>
      <text:p text:style-name="P11"><text:span text:style-name="T20"><text:s text:c="8"/></text:span><text:span text:style-name="T37">//</text:span><text:span text:style-name="T20"> </text:span><text:span text:style-name="T37">If</text:span><text:span text:style-name="T20"> </text:span><text:span text:style-name="T37">the</text:span><text:span text:style-name="T20"> </text:span><text:span text:style-name="T37">new</text:span><text:span text:style-name="T20"> </text:span><text:span text:style-name="T37">node</text:span><text:span text:style-name="T20"> </text:span><text:span text:style-name="T37">is</text:span><text:span text:style-name="T20"> </text:span><text:span text:style-name="T37">to</text:span><text:span text:style-name="T20"> </text:span><text:span text:style-name="T37">be</text:span><text:span text:style-name="T20"> </text:span><text:span text:style-name="T37">the</text:span><text:span text:style-name="T20"> </text:span><text:span text:style-name="T37">1st</text:span><text:span text:style-name="T20"> </text:span><text:span text:style-name="T37">in</text:span><text:span text:style-name="T20"> </text:span><text:span text:style-name="T37">the</text:span><text:span text:style-name="T20"> </text:span><text:span text:style-name="T37">list,</text:span></text:p>
      <text:p text:style-name="P11"><text:span text:style-name="T20"><text:s text:c="8"/></text:span><text:span text:style-name="T37">//</text:span><text:span text:style-name="T20"> </text:span><text:span text:style-name="T37">insert</text:span><text:span text:style-name="T20"> </text:span><text:span text:style-name="T37">it</text:span><text:span text:style-name="T20"> </text:span><text:span text:style-name="T37">before</text:span><text:span text:style-name="T20"> </text:span><text:span text:style-name="T37">all</text:span><text:span text:style-name="T20"> </text:span><text:span text:style-name="T37">other</text:span><text:span text:style-name="T20"> </text:span><text:span text:style-name="T37">nodes.</text:span></text:p>
      <text:p text:style-name="P11"><text:span text:style-name="T20"><text:s text:c="8"/></text:span><text:span text:style-name="T29">if</text:span><text:span text:style-name="T20"> </text:span><text:span text:style-name="T11">(</text:span>previousNode<text:span text:style-name="T20"> </text:span><text:span text:style-name="T11">==</text:span><text:span text:style-name="T20"> </text:span><text:span text:style-name="T29">nullptr</text:span><text:span text:style-name="T11">)</text:span></text:p>
      <text:p text:style-name="P11"><text:span text:style-name="T20"><text:s text:c="8"/></text:span><text:span text:style-name="T11">{</text:span></text:p>
      <text:p text:style-name="P11"><text:span text:style-name="T20"><text:s text:c="12"/></text:span>head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12"/></text:span>newNode<text:span text:style-name="T11">-&gt;</text:span>next<text:span text:style-name="T20"> </text:span><text:span text:style-name="T11">=</text:span><text:span text:style-name="T20"> </text:span>nodePtr<text:span text:style-name="T11">;</text:span></text:p>
      <text:p text:style-name="P11"><text:span text:style-name="T20"><text:s text:c="12"/></text:span>opp<text:span text:style-name="T11">++;</text:span><text:span text:style-name="T20"> </text:span>opp<text:span text:style-name="T11">++;</text:span><text:span text:style-name="T20"> </text:span>opp<text:span text:style-name="T11">++;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<text:span text:style-name="T29">else</text:span><text:span text:style-name="T20"> </text:span><text:span text:style-name="T37">//</text:span><text:span text:style-name="T20"> </text:span><text:span text:style-name="T37">Otherwise</text:span><text:span text:style-name="T20"> </text:span><text:span text:style-name="T37">insert</text:span><text:span text:style-name="T20"> </text:span><text:span text:style-name="T37">after</text:span><text:span text:style-name="T20"> </text:span><text:span text:style-name="T37">the</text:span><text:span text:style-name="T20"> </text:span><text:span text:style-name="T37">previous</text:span><text:span text:style-name="T20"> </text:span><text:span text:style-name="T37">node.</text:span></text:p>
      <text:p text:style-name="P11"><text:span text:style-name="T20"><text:s text:c="8"/></text:span><text:span text:style-name="T11">{</text:span></text:p>
      <text:p text:style-name="P11"><text:soft-page-break/><text:span text:style-name="T20"><text:s text:c="12"/></text:span>previousNode<text:span text:style-name="T11">-&gt;</text:span>next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12"/></text:span>newNode<text:span text:style-name="T11">-&gt;</text:span>next<text:span text:style-name="T20"> </text:span><text:span text:style-name="T11">=</text:span><text:span text:style-name="T20"> </text:span>nodePtr<text:span text:style-name="T11">;</text:span></text:p>
      <text:p text:style-name="P11"><text:span text:style-name="T20"><text:s text:c="12"/></text:span>opp<text:span text:style-name="T11">++;</text:span><text:span text:style-name="T20"> </text:span>opp<text:span text:style-name="T11">++;</text:span></text:p>
      <text:p text:style-name="P11"><text:span text:style-name="T20"><text:s text:c="8"/></text:span><text:span text:style-name="T11">}</text:span></text:p>
      <text:p text:style-name="P11"><text:span text:style-name="T20"><text:s text:c="4"/></text:span><text:span text:style-name="T11">}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/>Optimized Vector 1 Results:</text:span></text:p>
      <text:p text:style-name="P3"><text:span text:style-name="T1">---------------------------------------<text:tab/><text:tab/></text:span></text:p>
      <text:p text:style-name="P3"><text:span text:style-name="T1"/></text:p>
      <text:p text:style-name="P3"><text:span text:style-name="T1">Array Size: 0</text:span></text:p>
      <text:p text:style-name="P3"><text:span text:style-name="T1">C Total: 10764</text:span></text:p>
      <text:p text:style-name="P3"><text:span text:style-name="T1">Time: 0.063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/>Optimized Vector 2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27016</text:span></text:p>
      <text:p text:style-name="P3"><text:span text:style-name="T1">Time: 0.187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/>Optimized Vector 3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22812</text:span></text:p>
      <text:p text:style-name="P3"><text:span text:style-name="T1">Time: 0.791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/>Optimized Vector 4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45644</text:span></text:p>
      <text:p text:style-name="P3"><text:span text:style-name="T1">Time: 4.005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ist Vector: O(n)</text:span></text:p>
      <text:p text:style-name="P3"><text:span text:style-name="T1"/></text:p>
      <text:p text:style-name="P8"><text:span text:style-name="T6"><text:s text:c="3"/></text:span><text:span text:style-name="T7">opp</text:span><text:span text:style-name="T23"> </text:span><text:span text:style-name="T16">=</text:span><text:span text:style-name="T23"> </text:span><text:span text:style-name="T36">0</text:span><text:span text:style-name="T16">;</text:span></text:p>
      <text:p text:style-name="P11"><text:span text:style-name="T20"><text:s text:c="4"/></text:span><text:span text:style-name="T39">Link</text:span><text:span text:style-name="T11">&lt;</text:span><text:span text:style-name="T39">T</text:span><text:span text:style-name="T11">&gt;*</text:span><text:span text:style-name="T20"> </text:span>newNode<text:span text:style-name="T20"> </text:span><text:span text:style-name="T11">=</text:span><text:span text:style-name="T20"> </text:span><text:span text:style-name="T29">new</text:span><text:span text:style-name="T20"> </text:span><text:span text:style-name="T39">Link</text:span><text:span text:style-name="T11">&lt;</text:span><text:span text:style-name="T39">T</text:span><text:span text:style-name="T11">&gt;(</text:span>v<text:span text:style-name="T11">);</text:span></text:p>
      <text:p text:style-name="P10"><text:span text:style-name="T20"><text:s text:c="4"/></text:span>sz<text:span text:style-name="T11">++;</text:span></text:p>
      <text:p text:style-name="P11"><text:span text:style-name="T20"><text:s text:c="4"/></text:span><text:span text:style-name="T29">if</text:span><text:span text:style-name="T11">(!</text:span>first<text:span text:style-name="T11">)</text:span><text:span text:style-name="T20"> </text:span><text:span text:style-name="T11">{</text:span></text:p>
      <text:p text:style-name="P11"><text:span text:style-name="T20"><text:s text:c="8"/></text:span>first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8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0"><text:span text:style-name="T20"><text:s text:c="4"/></text:span><text:span text:style-name="T11">}</text:span><text:span text:style-name="T20"> </text:span><text:span text:style-name="T29">else</text:span><text:span text:style-name="T20"> </text:span><text:span text:style-name="T11">{</text:span></text:p>
      <text:p text:style-name="P11"><text:span text:style-name="T20"><text:s text:c="8"/></text:span><text:span text:style-name="T39">Link</text:span><text:span text:style-name="T11">&lt;</text:span><text:span text:style-name="T39">T</text:span><text:span text:style-name="T11">&gt;*</text:span><text:span text:style-name="T20"> </text:span>nodePtr<text:span text:style-name="T20"> </text:span><text:span text:style-name="T11">=</text:span><text:span text:style-name="T20"> </text:span>first<text:span text:style-name="T11">;</text:span></text:p>
      <text:p text:style-name="P11"><text:span text:style-name="T20"><text:s text:c="8"/></text:span>opp<text:span text:style-name="T11">++;</text:span></text:p>
      <text:p text:style-name="P11"><text:span text:style-name="T20"><text:s text:c="8"/></text:span><text:span text:style-name="T29">while</text:span><text:span text:style-name="T20"> </text:span><text:span text:style-name="T11">(</text:span>nodePtr<text:span text:style-name="T11">-&gt;</text:span>next<text:span text:style-name="T20"> </text:span><text:span text:style-name="T11">!=</text:span><text:span text:style-name="T20"> </text:span><text:span text:style-name="T29">nullptr</text:span><text:span text:style-name="T20"> </text:span><text:span text:style-name="T11">&amp;&amp;</text:span><text:span text:style-name="T20"> </text:span>nodePtr<text:span text:style-name="T11">-&gt;</text:span>next<text:span text:style-name="T11">-&gt;</text:span>value<text:span text:style-name="T20"> </text:span><text:span text:style-name="T11">&lt;</text:span><text:span text:style-name="T20"> </text:span>v<text:span text:style-name="T11">)</text:span><text:span text:style-name="T20"> <text:s text:c="7"/><text:tab/> <text:s text:c="2"/></text:span><text:span text:style-name="T11">{</text:span></text:p>
      <text:p text:style-name="P11"><text:span text:style-name="T20"><text:s text:c="12"/></text:span>nodePtr<text:span text:style-name="T20"> </text:span><text:span text:style-name="T11">=</text:span><text:span text:style-name="T20"> </text:span>nodePtr<text:span text:style-name="T11">-&gt;</text:span>next<text:span text:style-name="T11">;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3</text:span><text:span text:style-name="T11">;</text:span></text:p>
      <text:p text:style-name="P11"><text:span text:style-name="T20"><text:s text:c="8"/></text:span><text:span text:style-name="T11">}</text:span></text:p>
      <text:p text:style-name="P11"><text:span text:style-name="T20"><text:s text:c="8"/></text:span><text:span text:style-name="T29">if</text:span><text:span text:style-name="T20"> </text:span><text:span text:style-name="T11">(</text:span>nodePtr<text:span text:style-name="T11">)</text:span><text:span text:style-name="T20"> </text:span><text:span text:style-name="T11">{</text:span><text:span text:style-name="T20"> </text:span><text:span text:style-name="T37">//</text:span><text:span text:style-name="T20"> </text:span><text:span text:style-name="T37">nodePtr</text:span><text:span text:style-name="T20"> </text:span><text:span text:style-name="T37">did</text:span><text:span text:style-name="T20"> </text:span><text:span text:style-name="T37">not</text:span><text:span text:style-name="T20"> </text:span><text:span text:style-name="T37">reach</text:span><text:span text:style-name="T20"> </text:span><text:span text:style-name="T37">end</text:span><text:span text:style-name="T20"> </text:span><text:span text:style-name="T37">of</text:span><text:span text:style-name="T20"> </text:span><text:span text:style-name="T37">the</text:span><text:span text:style-name="T20"> </text:span><text:span text:style-name="T37">list</text:span></text:p>
      <text:p text:style-name="P11"><text:span text:style-name="T20"><text:s text:c="12"/></text:span>newNode<text:span text:style-name="T11">-&gt;</text:span>next<text:span text:style-name="T20"> </text:span><text:span text:style-name="T11">=</text:span><text:span text:style-name="T20"> </text:span>nodePtr<text:span text:style-name="T11">-&gt;</text:span>next<text:span text:style-name="T11">;</text:span></text:p>
      <text:p text:style-name="P11"><text:span text:style-name="T20"><text:s text:c="12"/></text:span>nodePtr<text:span text:style-name="T11">-&gt;</text:span>next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12"/></text:span>newNode<text:span text:style-name="T11">-&gt;</text:span>prev<text:span text:style-name="T20"> </text:span><text:span text:style-name="T11">=</text:span><text:span text:style-name="T20"> </text:span>nodePtr<text:span text:style-name="T11">;</text:span></text:p>
      <text:p text:style-name="P11"><text:span text:style-name="T20"><text:s text:c="12"/></text:span>opp<text:span text:style-name="T20"> </text:span><text:span text:style-name="T11">+=</text:span><text:span text:style-name="T20"> </text:span><text:span text:style-name="T31">4</text:span><text:span text:style-name="T11">;</text:span></text:p>
      <text:p text:style-name="P11"><text:span text:style-name="T20"><text:s text:c="12"/></text:span><text:span text:style-name="T29">if</text:span><text:span text:style-name="T11">(</text:span><text:span text:style-name="T20"> </text:span>newNode<text:span text:style-name="T11">-&gt;</text:span>next<text:span text:style-name="T20"> </text:span><text:span text:style-name="T11">){</text:span></text:p>
      <text:p text:style-name="P11"><text:span text:style-name="T20"><text:s text:c="16"/></text:span><text:span text:style-name="T11">(</text:span><text:span text:style-name="T20"> </text:span>newNode<text:span text:style-name="T11">-&gt;</text:span>next<text:span text:style-name="T20"> </text:span><text:span text:style-name="T11">)-&gt;</text:span>prev<text:span text:style-name="T20"> </text:span><text:span text:style-name="T11">=</text:span><text:span text:style-name="T20"> </text:span>newNode<text:span text:style-name="T11">;</text:span></text:p>
      <text:p text:style-name="P11"><text:span text:style-name="T20"><text:s text:c="16"/></text:span>opp<text:span text:style-name="T20"> </text:span><text:span text:style-name="T11">+=</text:span><text:span text:style-name="T20"> </text:span><text:span text:style-name="T31">2</text:span><text:span text:style-name="T11">;</text:span></text:p>
      <text:p text:style-name="P11"><text:span text:style-name="T20"><text:s text:c="12"/></text:span><text:span text:style-name="T11">}</text:span></text:p>
      <text:p text:style-name="P11"><text:span text:style-name="T20"><text:s text:c="8"/></text:span><text:span text:style-name="T11">}</text:span></text:p>
      <text:p text:style-name="P11"><text:span text:style-name="T20"><text:s text:c="4"/></text:span><text:span text:style-name="T11">}</text:span></text:p>
      <text:p text:style-name="P3"><text:span text:style-name="T1"/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6"/>List Vector 1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3280</text:span></text:p>
      <text:p text:style-name="P3"><text:span text:style-name="T1">Time: 0.031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6"/>List Vector 2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oft-page-break/><text:span text:style-name="T1">C Total: 8338</text:span></text:p>
      <text:p text:style-name="P3"><text:span text:style-name="T1">Time: 0.134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6"/>List Vector 3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2179</text:span></text:p>
      <text:p text:style-name="P3"><text:span text:style-name="T1">Time: 0.714</text:span></text:p>
      <text:p text:style-name="P3"><text:span text:style-name="T1"/></text:p>
      <text:p text:style-name="P3"><text:span text:style-name="T1">---------------------------------------</text:span></text:p>
      <text:p text:style-name="P3"><text:span text:style-name="T1"><text:s text:c="6"/>List Vector 4 Results:</text:span></text:p>
      <text:p text:style-name="P3"><text:span text:style-name="T1">---------------------------------------</text:span></text:p>
      <text:p text:style-name="P3"><text:span text:style-name="T1"/></text:p>
      <text:p text:style-name="P3"><text:span text:style-name="T1">Array Size: 0</text:span></text:p>
      <text:p text:style-name="P3"><text:span text:style-name="T1">C Total: 90241</text:span></text:p>
      <text:p text:style-name="P3"><text:span text:style-name="T1">Time: 3.86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10PitchBT-Roman" svg:font-family="Courier10PitchBT-Roman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hard Shatz</meta:initial-creator>
    <meta:creation-date>2016-04-27T13:07:59</meta:creation-date>
    <dc:date>2016-04-27T15:28:28.41</dc:date>
    <dc:creator>Richard Shatz</dc:creator>
    <meta:editing-duration>PT2H5M17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8" meta:paragraph-count="218" meta:word-count="659" meta:character-count="5459"/>
  </office:meta>
</office:document-meta>
</file>